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textarea-vertical-align="middle" fo:min-height="20.833cm"/>
    </style:style>
    <style:style style:name="pr4" style:family="presentation" style:parent-style-name="Padrão-subtitle">
      <style:graphic-properties draw:fill-color="#ffffff" fo:min-height="19.363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subtitle">
      <style:graphic-properties draw:fill-color="#ffffff" fo:min-height="18.36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style:text-properties style:text-position="0% 100%" style:font-name="Arial" fo:font-size="44pt" style:font-size-asian="44pt" style:font-size-complex="44pt"/>
    </style:style>
    <style:style style:name="P7" style:family="paragraph">
      <loext:graphic-properties draw:fill-color="#ffffff"/>
      <style:text-properties style:text-position="0% 100%" style:font-name="Arial" fo:font-size="44pt" style:font-size-asian="44pt" style:font-size-complex="4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text-position="0% 100%" style:font-name="Arial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<text:span text:style-name="T1">O Teu Cativeiro</text:span></text:p>
            <text:p text:style-name="P1"><text:span text:style-name="T2">Andréa Fo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Teu cativeiro meu Deus vai virar</text:span></text:p>
            <text:p text:style-name="P4"><text:span text:style-name="T3">Teu cativeiro meu Deus vai virar</text:span></text:p>
            <text:p text:style-name="P4"><text:span text:style-name="T3">Vai mudar a tua sorte, vai te levantar</text:span></text:p>
            <text:p text:style-name="P4"><text:span text:style-name="T3">Teu cativeiro meu Deus vai vir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<text:span text:style-name="T3"/></text:p>
            <text:p text:style-name="P1"><text:span text:style-name="T3">Teu cativeiro meu Deus vai virar</text:span></text:p>
            <text:p text:style-name="P1"><text:span text:style-name="T3">Teu cativeiro meu Deus vai virar</text:span></text:p>
            <text:p text:style-name="P1"><text:span text:style-name="T3">Vai mudar a tua sorte, vai te levantar</text:span></text:p>
            <text:p text:style-name="P1"><text:span text:style-name="T3">Teu cativeiro meu Deus vai virar</text:span></text:p>
            <text:p text:style-name="P1"><text:span text:style-name="T3">Vai virar, vai virar, vai virar, vai virar</text:span></text:p>
            <text:p text:style-name="P1"><text:span text:style-name="T3">Vai virar, vai virar</text:span></text:p>
            <text:p text:style-name="P1"><text:span text:style-name="T3">O teu cativeiro meu Deus vai virar.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3" draw:text-style-name="P7" draw:layer="layout" svg:width="26.4cm" svg:height="20.833cm" svg:x="0.8cm" svg:y="0.002cm" presentation:class="subtitle" presentation:user-transformed="true">
          <draw:text-box>
            <text:p text:style-name="P6"><text:span text:style-name="T4">Quem te viu chorando, vai te ver cantar</text:span></text:p>
            <text:p text:style-name="P6"><text:span text:style-name="T4">Quem te viu devendo, vai te ver pagar</text:span></text:p>
            <text:p text:style-name="P6"><text:span text:style-name="T4">Quem te viu de bicicleta, vai te ver voar</text:span></text:p>
            <text:p text:style-name="P6"><text:span text:style-name="T4">Levante a mão para glorificar</text:span></text:p>
            <text:p text:style-name="P6"><text:span text:style-name="T4">Quem te viu parado, vai te ver marchar</text:span></text:p>
            <text:p text:style-name="P6"><text:span text:style-name="T4">Quem te viu calado, vai te ver gritar</text:span></text:p>
            <text:p text:style-name="P6"><text:span text:style-name="T4">Eu tenho uma palavra profética</text:span></text:p>
            <text:p text:style-name="P6"><text:span text:style-name="T4">Teu cativeiro meu Deus vai vir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4" draw:text-style-name="P2" draw:layer="layout" svg:width="25.199cm" svg:height="19.363cm" svg:x="1.4cm" svg:y="0.837cm" presentation:class="subtitle" presentation:user-transformed="true">
          <draw:text-box>
            <text:p text:style-name="P1"><text:span text:style-name="T3">Teu cativeiro meu Deus vai virar</text:span></text:p>
            <text:p text:style-name="P1"><text:span text:style-name="T3">Teu cativeiro meu Deus vai virar</text:span></text:p>
            <text:p text:style-name="P1"><text:span text:style-name="T3">Vai mudar a tua sorte, vai te levantar</text:span></text:p>
            <text:p text:style-name="P1"><text:span text:style-name="T3">Teu cativeiro meu Deus vai virar</text:span></text:p>
            <text:p text:style-name="P1"><text:span text:style-name="T3">Vai virar, vai virar, vai virar, vai virar</text:span></text:p>
            <text:p text:style-name="P1"><text:span text:style-name="T3">Vai virar, vai virar</text:span></text:p>
            <text:p text:style-name="P1"><text:span text:style-name="T3">O teu cativeiro meu Deus vai virar.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Esse é o ano da virada, esse é o ano da virada</text:span></text:p>
            <text:p text:style-name="P4"><text:span text:style-name="T3">Esse é o ano da virada, esse é o ano da vira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Quem não falava em línguas agora vai falar</text:span></text:p>
            <text:p text:style-name="P4"><text:span text:style-name="T3">Quem tinha vergonha de pregar</text:span></text:p>
            <text:p text:style-name="P4"><text:span text:style-name="T3">Comece a estudar, Jesus quer te usar</text:span></text:p>
            <text:p text:style-name="P4"><text:span text:style-name="T3">Esse é o ano da tua vira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Quem tinha vergonha de cantar</text:span></text:p>
            <text:p text:style-name="P4"><text:span text:style-name="T3">Vai comprar um playback, começar a ensaiar</text:span></text:p>
            <text:p text:style-name="P4"><text:span text:style-name="T3">A unção que está aqui é de jeová</text:span></text:p>
            <text:p text:style-name="P4"><text:span text:style-name="T3">Esse é o ano da vira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6" draw:text-style-name="P5" draw:layer="layout" svg:width="25.199cm" svg:height="18.363cm" svg:x="1.4cm" svg:y="1.2cm" presentation:class="subtitle" presentation:user-transformed="true">
          <draw:text-box>
            <text:p text:style-name="P4"><text:span text:style-name="T3">Esse é o ano da virada, esse é o ano da virada</text:span></text:p>
            <text:p text:style-name="P4"><text:span text:style-name="T3">Esse é o ano da virada, esse é o ano da vira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/></text:p>
            <text:p text:style-name="P4"><text:span text:style-name="T3">Se a situação te desanima, você vai dar a volta por cima 2x</text:span></text:p>
            <text:p text:style-name="P4"><text:span text:style-name="T3">Você vai, você vai, você vai, você vai, você vai, você vai</text:span></text:p>
            <text:p text:style-name="P4"><text:span text:style-name="T3">Você vai dar a volta por cima.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8:43:24.881000000</meta:creation-date>
    <dc:date>2017-02-15T19:29:38.445000000</dc:date>
    <meta:editing-duration>PT22M9S</meta:editing-duration>
    <meta:editing-cycles>3</meta:editing-cycles>
    <meta:generator>LibreOffice/5.2.0.4$Windows_x86 LibreOffice_project/066b007f5ebcc236395c7d282ba488bca6720265</meta:generator>
    <meta:document-statistic meta:object-count="51"/>
  </office:meta>
</office:document-meta>
</file>